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58220" draw:textarea-horizontal-align="justify" draw:textarea-vertical-align="middle" draw:auto-grow-height="false" fo:min-height="1.379cm" fo:min-width="1.514cm"/>
    </style:style>
    <style:style style:name="gr2" style:family="graphic" style:parent-style-name="standard">
      <style:graphic-properties svg:stroke-color="#000000" draw:fill-color="#f58220" draw:textarea-horizontal-align="justify" draw:textarea-vertical-align="middle" draw:auto-grow-height="false" fo:min-height="1.541cm" fo:min-width="6.293cm"/>
    </style:style>
    <style:style style:name="gr3" style:family="graphic" style:parent-style-name="standard">
      <style:graphic-properties svg:stroke-color="#000000" draw:fill-color="#f58220" draw:textarea-horizontal-align="justify" draw:textarea-vertical-align="middle" draw:auto-grow-height="false" fo:min-height="1.413cm" fo:min-width="1.034cm"/>
    </style:style>
    <style:style style:name="gr4" style:family="graphic" style:parent-style-name="standard">
      <style:graphic-properties draw:textarea-vertical-align="middle"/>
    </style:style>
    <style:style style:name="gr5" style:family="graphic" style:parent-style-name="standard">
      <style:graphic-properties svg:stroke-color="#000000" draw:fill-color="#f58220" draw:textarea-horizontal-align="justify" draw:textarea-vertical-align="middle" draw:auto-grow-height="false" fo:min-height="1.54cm" fo:min-width="6.731cm"/>
    </style:style>
    <style:style style:name="gr6" style:family="graphic" style:parent-style-name="standard">
      <style:graphic-properties svg:stroke-color="#000000" draw:fill-color="#f58220" draw:textarea-horizontal-align="justify" draw:textarea-vertical-align="middle" draw:auto-grow-height="false" fo:min-height="2.314cm" fo:min-width="6.875cm"/>
    </style:style>
    <style:style style:name="gr7" style:family="graphic" style:parent-style-name="standard">
      <style:graphic-properties draw:stroke="none" svg:stroke-color="#000000" draw:fill="none" draw:fill-color="#ffffff" draw:auto-grow-height="true" draw:auto-grow-width="false" fo:max-height="0cm" fo:min-height="0.7cm"/>
    </style:style>
    <style:style style:name="gr8" style:family="graphic" style:parent-style-name="standard">
      <style:graphic-properties draw:stroke="none" svg:stroke-color="#000000" draw:fill="none" draw:fill-color="#ffffff" draw:auto-grow-height="true" draw:auto-grow-width="false" fo:max-height="0cm" fo:min-height="0.526cm"/>
    </style:style>
    <style:style style:name="gr9" style:family="graphic" style:parent-style-name="standard">
      <style:graphic-properties svg:stroke-color="#000000" draw:fill-color="#f58220" draw:textarea-horizontal-align="justify" draw:textarea-vertical-align="middle" draw:auto-grow-height="false" fo:min-height="1.541cm" fo:min-width="6.731cm"/>
    </style:style>
    <style:style style:name="gr10" style:family="graphic" style:parent-style-name="standard">
      <style:graphic-properties draw:stroke="none" svg:stroke-color="#000000" draw:fill="none" draw:fill-color="#ffffff" draw:auto-grow-height="true" draw:auto-grow-width="false" fo:max-height="0cm" fo:min-height="8.326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graphic-properties style:protect="size"/>
    </style:style>
    <style:style style:name="gr14" style:family="graphic" style:parent-style-name="standard">
      <style:graphic-properties svg:stroke-color="#000000" draw:fill-color="#f58220" draw:textarea-horizontal-align="justify" draw:textarea-vertical-align="middle" draw:auto-grow-height="false" fo:min-height="1.583cm" fo:min-width="2.702cm"/>
    </style:style>
    <style:style style:name="gr15" style:family="graphic" style:parent-style-name="standard">
      <style:graphic-properties svg:stroke-color="#000000" draw:fill-color="#f58220" draw:textarea-horizontal-align="justify" draw:textarea-vertical-align="middle" draw:auto-grow-height="false" fo:min-height="1.295cm" fo:min-width="5.8cm"/>
    </style:style>
    <style:style style:name="gr16" style:family="graphic" style:parent-style-name="standard">
      <style:graphic-properties svg:stroke-color="#000000" draw:fill-color="#f58220" draw:textarea-horizontal-align="justify" draw:textarea-vertical-align="middle" draw:auto-grow-height="false" fo:min-height="1.296cm" fo:min-width="5.8cm"/>
    </style:style>
    <style:style style:name="gr17" style:family="graphic" style:parent-style-name="standard">
      <style:graphic-properties svg:stroke-color="#000000" draw:fill-color="#f58220" draw:textarea-horizontal-align="justify" draw:textarea-vertical-align="middle" draw:auto-grow-height="false" fo:min-height="1.778cm" fo:min-width="1.781cm"/>
    </style:style>
    <style:style style:name="gr18" style:family="graphic" style:parent-style-name="standard">
      <style:graphic-properties draw:stroke="none" svg:stroke-color="#000000" draw:fill="none" draw:fill-color="#ffffff" draw:auto-grow-height="true" draw:auto-grow-width="false" fo:max-height="0cm" fo:min-height="7.666cm"/>
    </style:style>
    <style:style style:name="gr19" style:family="graphic" style:parent-style-name="standard">
      <style:graphic-properties svg:stroke-color="#000000" draw:fill-color="#f58220" draw:textarea-horizontal-align="justify" draw:textarea-vertical-align="middle" draw:auto-grow-height="false" fo:min-height="1.583cm" fo:min-width="2.046cm"/>
    </style:style>
    <style:style style:name="gr20" style:family="graphic" style:parent-style-name="standard">
      <style:graphic-properties svg:stroke-color="#000000" draw:fill-color="#f58220" draw:textarea-horizontal-align="justify" draw:textarea-vertical-align="middle" draw:auto-grow-height="false" fo:min-height="1.702cm" fo:min-width="1.532cm"/>
    </style:style>
    <style:style style:name="gr21" style:family="graphic" style:parent-style-name="standard">
      <style:graphic-properties svg:stroke-color="#000000" draw:fill-color="#f58220" draw:textarea-horizontal-align="justify" draw:textarea-vertical-align="middle" draw:auto-grow-height="false" fo:min-height="0.999cm" fo:min-width="1.781cm"/>
    </style:style>
    <style:style style:name="gr22" style:family="graphic" style:parent-style-name="standard">
      <style:graphic-properties svg:stroke-color="#000000" draw:fill-color="#ffffff" draw:textarea-horizontal-align="justify" draw:textarea-vertical-align="middle" draw:auto-grow-height="false" fo:min-height="1.826cm" fo:min-width="4.335cm" fo:wrap-option="no-wrap"/>
    </style:style>
    <style:style style:name="gr23" style:family="graphic" style:parent-style-name="standard">
      <style:graphic-properties svg:stroke-color="#000000" draw:fill-color="#f58220" draw:textarea-horizontal-align="justify" draw:textarea-vertical-align="middle" draw:auto-grow-height="false" fo:min-height="1.65cm" fo:min-width="1.5cm"/>
    </style:style>
    <style:style style:name="gr24" style:family="graphic" style:parent-style-name="standard">
      <style:graphic-properties svg:stroke-color="#000000" draw:fill-color="#f58220" draw:textarea-horizontal-align="justify" draw:textarea-vertical-align="middle" draw:auto-grow-height="false" fo:min-height="1.35cm" fo:min-width="4.9cm"/>
    </style:style>
    <style:style style:name="gr25" style:family="graphic" style:parent-style-name="standard">
      <style:graphic-properties svg:stroke-color="#000000" draw:fill-color="#f58220" draw:textarea-horizontal-align="justify" draw:textarea-vertical-align="middle" draw:auto-grow-height="false" fo:min-height="1.35cm" fo:min-width="7.9cm"/>
    </style:style>
    <style:style style:name="gr26" style:family="graphic" style:parent-style-name="standard">
      <style:graphic-properties draw:stroke="none" svg:stroke-color="#000000" draw:fill="none" draw:fill-color="#ffffff" draw:auto-grow-height="true" draw:auto-grow-width="false" fo:max-height="0cm" fo:min-height="5.215cm"/>
    </style:style>
    <style:style style:name="gr27" style:family="graphic" style:parent-style-name="standard">
      <style:graphic-properties draw:stroke="none" svg:stroke-color="#000000" draw:fill="none" draw:fill-color="#ffffff" draw:auto-grow-height="true" draw:auto-grow-width="false" fo:max-height="0cm" fo:min-height="2.205cm"/>
    </style:style>
    <style:style style:name="gr28" style:family="graphic" style:parent-style-name="standard">
      <style:graphic-properties svg:stroke-color="#000000" draw:fill-color="#f58220" draw:textarea-horizontal-align="justify" draw:textarea-vertical-align="middle" draw:auto-grow-height="false" fo:min-height="2.495cm" fo:min-width="7.7cm"/>
    </style:style>
    <style:style style:name="gr29" style:family="graphic" style:parent-style-name="standard">
      <style:graphic-properties draw:stroke="none" svg:stroke-color="#000000" draw:fill="none" draw:fill-color="#ffffff" draw:auto-grow-height="true" draw:auto-grow-width="false" fo:max-height="0cm" fo:min-height="5.689cm"/>
    </style:style>
    <style:style style:name="gr30" style:family="graphic" style:parent-style-name="standard">
      <style:graphic-properties draw:stroke="none" svg:stroke-color="#000000" draw:fill="none" draw:fill-color="#ffffff" draw:auto-grow-height="true" draw:auto-grow-width="false" fo:max-height="0cm" fo:min-height="6.163cm"/>
    </style:style>
    <style:style style:name="gr31" style:family="graphic" style:parent-style-name="standard">
      <style:graphic-properties svg:stroke-color="#000000" draw:fill-color="#f58220" draw:textarea-horizontal-align="justify" draw:textarea-vertical-align="middle" draw:auto-grow-height="false" fo:min-height="1.35cm" fo:min-width="5.3cm"/>
    </style:style>
    <style:style style:name="gr32" style:family="graphic" style:parent-style-name="standard">
      <style:graphic-properties svg:stroke-color="#000000" draw:fill-color="#f58220" draw:textarea-horizontal-align="justify" draw:textarea-vertical-align="middle" draw:auto-grow-height="false" fo:min-height="1.95cm" fo:min-width="5.7cm"/>
    </style:style>
    <style:style style:name="gr33" style:family="graphic" style:parent-style-name="standard">
      <style:graphic-properties svg:stroke-color="#000000" draw:fill-color="#ffffff" draw:textarea-horizontal-align="justify" draw:textarea-vertical-align="middle" draw:auto-grow-height="false" fo:min-height="4.95cm" fo:min-width="13.5cm"/>
    </style:style>
    <style:style style:name="gr34" style:family="graphic" style:parent-style-name="standard">
      <style:graphic-properties svg:stroke-color="#000000" draw:fill-color="#ffffff" draw:textarea-horizontal-align="justify" draw:textarea-vertical-align="middle" draw:auto-grow-height="false" fo:min-height="4.75cm" fo:min-width="13.5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4.674cm"/>
    </style:style>
    <style:style style:name="P1" style:family="paragraph">
      <style:paragraph-properties fo:text-align="center"/>
    </style:style>
    <style:style style:name="P2" style:family="paragraph">
      <loext:graphic-properties draw:fill-color="#f58220"/>
      <style:paragraph-properties fo:text-align="center"/>
      <style:text-properties fo:font-size="32pt" style:font-size-asian="15pt" style:font-size-complex="15pt"/>
    </style:style>
    <style:style style:name="P3" style:family="paragraph">
      <loext:graphic-properties draw:fill-color="#f58220"/>
      <style:paragraph-properties fo:text-align="center"/>
      <style:text-properties fo:font-size="32pt" style:font-size-asian="11pt" style:font-size-complex="11pt"/>
    </style:style>
    <style:style style:name="P4" style:family="paragraph">
      <loext:graphic-properties draw:fill-color="#f58220"/>
      <style:paragraph-properties fo:text-align="center"/>
      <style:text-properties fo:font-size="19.6000003814697pt" style:font-size-asian="11pt" style:font-size-complex="11pt"/>
    </style:style>
    <style:style style:name="P5" style:family="paragraph">
      <loext:graphic-properties draw:fill-color="#f58220"/>
      <style:paragraph-properties fo:text-align="center"/>
      <style:text-properties fo:font-size="23.1000003814697pt" style:font-size-asian="13pt" style:font-size-complex="13pt"/>
    </style:style>
    <style:style style:name="P6" style:family="paragraph">
      <loext:graphic-properties draw:fill="none" draw:fill-color="#ffffff"/>
      <style:text-properties fo:font-size="16pt" style:font-size-asian="9pt" style:font-size-complex="9pt"/>
    </style:style>
    <style:style style:name="P7" style:family="paragraph">
      <loext:graphic-properties draw:fill-color="#f58220"/>
      <style:paragraph-properties fo:text-align="center"/>
      <style:text-properties fo:font-size="24.8999996185303pt" style:font-size-asian="14pt" style:font-size-complex="14pt"/>
    </style:style>
    <style:style style:name="P8" style:family="paragraph">
      <loext:graphic-properties draw:fill="none" draw:fill-color="#ffffff"/>
      <style:text-properties fo:font-size="14pt" fo:font-style="normal" style:font-size-asian="14pt" style:font-size-complex="14pt"/>
    </style:style>
    <style:style style:name="P9" style:family="paragraph">
      <loext:graphic-properties draw:fill="none" draw:fill-color="#ffffff"/>
      <style:text-properties fo:font-size="18pt" fo:font-weight="bold" style:font-size-asian="18pt" style:font-weight-asian="bold" style:font-size-complex="18pt" style:font-weight-complex="bold"/>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color="#f58220"/>
      <style:paragraph-properties fo:text-align="center"/>
      <style:text-properties fo:font-size="32pt" style:font-size-asian="10pt" style:font-size-complex="10pt"/>
    </style:style>
    <style:style style:name="P13" style:family="paragraph">
      <loext:graphic-properties draw:fill-color="#f58220"/>
      <style:paragraph-properties fo:text-align="center"/>
      <style:text-properties fo:font-size="32pt" style:font-size-asian="9pt" style:font-size-complex="9pt"/>
    </style:style>
    <style:style style:name="P14" style:family="paragraph">
      <loext:graphic-properties draw:fill-color="#f58220"/>
      <style:paragraph-properties fo:text-align="center"/>
      <style:text-properties fo:font-size="32pt" style:font-size-asian="12pt" style:font-size-complex="12pt"/>
    </style:style>
    <style:style style:name="P15" style:family="paragraph">
      <style:paragraph-properties fo:text-align="center"/>
      <style:text-properties fo:font-size="14pt" style:font-size-asian="14pt" style:font-size-complex="14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text-properties fo:font-size="12pt" fo:font-style="normal" style:font-size-asian="12pt" style:font-size-complex="12pt"/>
    </style:style>
    <style:style style:name="P18" style:family="paragraph">
      <loext:graphic-properties draw:fill-color="#f58220"/>
      <style:paragraph-properties fo:text-align="center"/>
      <style:text-properties fo:font-size="32pt" style:font-size-asian="10.5pt" style:font-size-complex="10.5pt"/>
    </style:style>
    <style:style style:name="P19" style:family="paragraph">
      <loext:graphic-properties draw:fill-color="#ffffff"/>
      <style:paragraph-properties fo:text-align="center"/>
      <style:text-properties fo:font-size="18pt"/>
    </style:style>
    <style:style style:name="P20" style:family="paragraph">
      <loext:graphic-properties draw:fill-color="#f58220"/>
      <style:paragraph-properties fo:text-align="center"/>
      <style:text-properties fo:font-size="15pt" style:font-size-asian="15pt" style:font-size-complex="15pt"/>
    </style:style>
    <style:style style:name="P21" style:family="paragraph">
      <loext:graphic-properties draw:fill="none" draw:fill-color="#ffffff"/>
      <style:text-properties fo:font-size="12pt" fo:font-style="italic" style:font-size-asian="12pt" style:font-style-asian="italic" style:font-size-complex="12pt" style:font-style-complex="italic"/>
    </style:style>
    <style:style style:name="P22" style:family="paragraph">
      <loext:graphic-properties draw:fill-color="#ffffff"/>
      <style:text-properties fo:font-size="20pt"/>
    </style:style>
    <style:style style:name="P23" style:family="paragraph">
      <loext:graphic-properties draw:fill-color="#f58220"/>
      <style:paragraph-properties fo:text-align="center"/>
      <style:text-properties fo:font-size="32pt" fo:font-weight="normal" style:font-size-asian="9pt" style:font-size-complex="9pt"/>
    </style:style>
    <style:style style:name="P24" style:family="paragraph">
      <loext:graphic-properties draw:fill="none" draw:fill-color="#ffffff"/>
      <style:text-properties fo:font-size="11pt" fo:font-style="normal" style:font-size-asian="11pt" style:font-size-complex="11pt"/>
    </style:style>
    <style:style style:name="P25" style:family="paragraph">
      <style:text-properties fo:font-size="36pt" style:font-size-asian="20pt" style:font-size-complex="20pt"/>
    </style:style>
    <style:style style:name="P26" style:family="paragraph">
      <loext:graphic-properties draw:fill-color="#ffffff"/>
      <style:paragraph-properties fo:text-align="center"/>
    </style:style>
    <style:style style:name="T1" style:family="text">
      <style:text-properties fo:font-size="26pt" style:font-size-asian="15pt" style:font-size-complex="15pt"/>
    </style:style>
    <style:style style:name="T2" style:family="text">
      <style:text-properties fo:font-size="18pt" style:font-size-asian="11pt" style:font-size-complex="11pt"/>
    </style:style>
    <style:style style:name="T3" style:family="text">
      <style:text-properties fo:font-size="11pt" style:font-size-asian="11pt" style:font-size-complex="11pt"/>
    </style:style>
    <style:style style:name="T4" style:family="text">
      <style:text-properties fo:font-size="13pt" style:font-size-asian="13pt" style:font-size-complex="13pt"/>
    </style:style>
    <style:style style:name="T5" style:family="text">
      <style:text-properties fo:font-size="9pt" style:font-size-asian="9pt" style:font-size-complex="9pt"/>
    </style:style>
    <style:style style:name="T6" style:family="text">
      <style:text-properties fo:font-size="14pt" style:font-size-asian="14pt" style:font-size-complex="14pt"/>
    </style:style>
    <style:style style:name="T7" style:family="text">
      <style:text-properties fo:font-size="14pt" fo:font-style="normal" style:font-size-asian="14pt" style:font-size-complex="14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5pt" style:font-size-asian="10pt" style:font-size-complex="10pt"/>
    </style:style>
    <style:style style:name="T11" style:family="text">
      <style:text-properties fo:font-size="14pt" style:font-size-asian="9pt" style:font-size-complex="9pt"/>
    </style:style>
    <style:style style:name="T12" style:family="text">
      <style:text-properties fo:font-size="20pt" style:font-size-asian="12pt" style:font-size-complex="12pt"/>
    </style:style>
    <style:style style:name="T13" style:family="text">
      <style:text-properties fo:font-size="12pt" fo:font-style="normal" style:font-size-asian="12pt" style:font-size-complex="12pt"/>
    </style:style>
    <style:style style:name="T14" style:family="text">
      <style:text-properties fo:font-size="16pt" style:font-size-asian="10.5pt" style:font-size-complex="10.5pt"/>
    </style:style>
    <style:style style:name="T15" style:family="text">
      <style:text-properties fo:font-size="18pt"/>
    </style:style>
    <style:style style:name="T16" style:family="text">
      <style:text-properties fo:font-size="15pt" style:font-size-asian="15pt" style:font-size-complex="15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4pt" fo:font-weight="normal" style:font-size-asian="9pt" style:font-size-complex="9pt"/>
    </style:style>
    <style:style style:name="T1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size="11pt" fo:font-style="normal" style:font-size-asian="11pt" style:font-size-complex="11pt"/>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fo:font-style="normal" style:font-size-asian="11pt" style:font-style-asian="normal" style:font-size-complex="11pt" style:font-style-complex="normal"/>
    </style:style>
    <style:style style:name="T23" style:family="text">
      <style:text-properties fo:font-size="8pt" fo:font-style="normal" style:font-size-asian="8pt" style:font-size-complex="8pt"/>
    </style:style>
    <style:style style:name="T24" style:family="text">
      <style:text-properties fo:font-size="36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1" draw:id="id1" draw:layer="layout" svg:width="2.848cm" svg:height="2.303cm" svg:x="3.204cm" svg:y="0.978cm">
          <text:p text:style-name="P1"><text:span text:style-name="T1">Lo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6.793cm" svg:height="1.791cm" svg:x="1.232cm" svg:y="3.919cm">
          <text:p text:style-name="P1"><text:span text:style-name="T2">Collect Sensor Input</text:span></text:p>
          <draw:enhanced-geometry svg:viewBox="0 0 21600 21600" draw:type="rectangle" draw:enhanced-path="M 0 0 L 21600 0 21600 21600 0 21600 0 0 Z N"/>
        </draw:custom-shape>
        <draw:custom-shape draw:style-name="gr3" draw:text-style-name="P4" xml:id="id3" draw:id="id3" draw:layer="layout" svg:width="3.068cm" svg:height="3.325cm" svg:x="3.095cm" svg:y="6.479cm">
          <text:p text:style-name="P1"><text:span text:style-name="T3"/></text:p>
          <text:p text:style-name="P1"><text:span text:style-name="T3">Joystick</text:span></text:p>
          <text:p text:style-name="P1"><text:span text:style-name="T3">Pressed</text:span></text:p>
          <text:p text:style-name="P1"><text:span text:style-name="T3"/></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4.628cm" svg:y1="3.281cm" svg:x2="4.628cm" svg:y2="3.919cm" draw:start-shape="id1" draw:start-glue-point="8" draw:end-shape="id2" draw:end-glue-point="0" svg:d="M4628 3281v638" svg:viewBox="0 0 1 639">
          <text:p/>
        </draw:connector>
        <draw:connector draw:style-name="gr4" draw:text-style-name="P1" draw:layer="layout" svg:x1="4.628cm" svg:y1="5.71cm" svg:x2="4.629cm" svg:y2="6.479cm" draw:start-shape="id2" draw:start-glue-point="2" draw:end-shape="id3" draw:end-glue-point="4" svg:d="M4628 5710v384h1v385" svg:viewBox="0 0 2 770">
          <text:p/>
        </draw:connector>
        <draw:custom-shape draw:style-name="gr5" draw:text-style-name="P3" xml:id="id4" draw:id="id4" draw:layer="layout" svg:width="7.231cm" svg:height="1.79cm" svg:x="1.012cm" svg:y="11.212cm">
          <text:p text:style-name="P1"><text:span text:style-name="T2">Calibrate Stable Angle</text:span></text:p>
          <draw:enhanced-geometry svg:viewBox="0 0 21600 21600" draw:type="rectangle" draw:enhanced-path="M 0 0 L 21600 0 21600 21600 0 21600 0 0 Z N"/>
        </draw:custom-shape>
        <draw:connector draw:style-name="gr4" draw:text-style-name="P1" draw:layer="layout" svg:x1="4.629cm" svg:y1="9.804cm" svg:x2="4.627cm" svg:y2="11.212cm" draw:start-shape="id3" draw:start-glue-point="6" draw:end-shape="id4" draw:end-glue-point="0" svg:d="M4629 9804v704h-2v704" svg:viewBox="0 0 3 1409">
          <text:p/>
        </draw:connector>
        <draw:custom-shape draw:style-name="gr6" draw:text-style-name="P5" xml:id="id5" draw:id="id5" draw:layer="layout" svg:width="7.375cm" svg:height="2.564cm" svg:x="7.825cm" svg:y="6.636cm">
          <text:p text:style-name="P1"><text:span text:style-name="T4"><text:s/></text:span><text:span text:style-name="T4">Create modifiers to Angle</text:span></text:p>
          <text:p text:style-name="P1"><text:span text:style-name="T4">to generate Movement</text:span></text:p>
          <text:p text:style-name="P1"><text:span text:style-name="T4">by controlled toppling</text:span></text:p>
          <draw:enhanced-geometry svg:viewBox="0 0 21600 21600" draw:mirror-horizontal="false" draw:mirror-vertical="false" draw:type="rectangle" draw:enhanced-path="M 0 0 L 21600 0 21600 21600 0 21600 0 0 Z N"/>
        </draw:custom-shape>
        <draw:connector draw:style-name="gr4" draw:text-style-name="P1" draw:layer="layout" svg:x1="6.163cm" svg:y1="8.141cm" svg:x2="7.825cm" svg:y2="7.918cm" draw:start-shape="id3" draw:start-glue-point="7" draw:end-shape="id5" draw:end-glue-point="3" svg:d="M6163 8141h831v-223h831" svg:viewBox="0 0 1663 224">
          <text:p/>
        </draw:connector>
        <draw:frame draw:style-name="gr7" draw:text-style-name="P6" draw:layer="layout" svg:width="1.315cm" svg:height="0.95cm" svg:x="6.492cm" svg:y="7.108cm">
          <draw:text-box>
            <text:p><text:span text:style-name="T5">Yes</text:span></text:p>
          </draw:text-box>
        </draw:frame>
        <draw:frame draw:style-name="gr8" draw:text-style-name="P6" draw:layer="layout" svg:width="1.315cm" svg:height="0.776cm" svg:x="4.739cm" svg:y="10.124cm">
          <draw:text-box>
            <text:p><text:span text:style-name="T5">No</text:span></text:p>
          </draw:text-box>
        </draw:frame>
        <draw:custom-shape draw:style-name="gr9" draw:text-style-name="P7" xml:id="id6" draw:id="id6" draw:layer="layout" svg:width="7.231cm" svg:height="1.791cm" svg:x="1.012cm" svg:y="14.409cm">
          <text:p text:style-name="P1"><text:span text:style-name="T6">Make corrections using Wheels</text:span></text:p>
          <draw:enhanced-geometry svg:viewBox="0 0 21600 21600" draw:mirror-horizontal="false" draw:mirror-vertical="false" draw:type="rectangle" draw:enhanced-path="M 0 0 L 21600 0 21600 21600 0 21600 0 0 Z N"/>
        </draw:custom-shape>
        <draw:connector draw:style-name="gr4" draw:text-style-name="P1" draw:layer="layout" svg:x1="4.627cm" svg:y1="13.002cm" svg:x2="4.627cm" svg:y2="14.409cm" draw:start-shape="id4" draw:start-glue-point="2" draw:end-shape="id6" draw:end-glue-point="0" svg:d="M4627 13002v1407" svg:viewBox="0 0 1 1408">
          <text:p/>
        </draw:connector>
        <draw:connector draw:style-name="gr4" draw:text-style-name="P1" draw:layer="layout" svg:x1="11.512cm" svg:y1="9.2cm" svg:x2="8.243cm" svg:y2="15.304cm" draw:start-shape="id5" draw:start-glue-point="2" draw:end-shape="id6" draw:end-glue-point="1" svg:d="M11512 9200v6104h-3269" svg:viewBox="0 0 3270 6105">
          <text:p/>
        </draw:connector>
        <draw:frame draw:style-name="gr10" draw:text-style-name="P8" draw:layer="layout" svg:width="11.8cm" svg:height="8.576cm" svg:x="2cm" svg:y="18.594cm">
          <draw:text-box>
            <text:p><text:span text:style-name="T7">void loop()</text:span></text:p>
            <text:p><text:span text:style-name="T7">{</text:span></text:p>
            <text:p><text:span text:style-name="T7"><text:tab/></text:span><text:span text:style-name="T7">collectSensorInput();</text:span></text:p>
            <text:p><text:span text:style-name="T7"/></text:p>
            <text:p><text:span text:style-name="T7"><text:tab/></text:span><text:span text:style-name="T7">if ( joystickPressed() )</text:span></text:p>
            <text:p><text:span text:style-name="T7"><text:tab/></text:span><text:span text:style-name="T7">{</text:span></text:p>
            <text:p><text:span text:style-name="T7"><text:tab/></text:span><text:span text:style-name="T7"><text:tab/></text:span><text:span text:style-name="T7">createMovementPatchAngle();</text:span></text:p>
            <text:p><text:span text:style-name="T7"><text:tab/></text:span><text:span text:style-name="T7">}</text:span></text:p>
            <text:p><text:span text:style-name="T7"><text:tab/></text:span><text:span text:style-name="T7">else</text:span></text:p>
            <text:p><text:span text:style-name="T7"><text:tab/></text:span><text:span text:style-name="T7">{</text:span></text:p>
            <text:p><text:span text:style-name="T7"><text:tab/></text:span><text:span text:style-name="T7"><text:tab/></text:span><text:span text:style-name="T7">calibrateStableAngle();</text:span></text:p>
            <text:p><text:span text:style-name="T7"><text:tab/></text:span><text:span text:style-name="T7">}</text:span></text:p>
            <text:p><text:span text:style-name="T7"/></text:p>
            <text:p><text:span text:style-name="T7"><text:tab/></text:span><text:span text:style-name="T7">correctUsingWheels();</text:span><text:span text:style-name="T7"><text:line-break/></text:span><text:span text:style-name="T7">}</text:span></text:p>
          </draw:text-box>
        </draw:frame>
        <draw:frame draw:style-name="gr11" draw:text-style-name="P9" draw:layer="layout" svg:width="6.2cm" svg:height="0.962cm" svg:x="1.966cm" svg:y="17.366cm">
          <draw:text-box>
            <text:p><text:span text:style-name="T8">Sam</text:span><text:span text:style-name="T8">ple</text:span><text:span text:style-name="T9"> </text:span><text:span text:style-name="T9">Cod</text:span><text:span text:style-name="T9">e:</text:span></text:p>
          </draw:text-box>
        </draw:frame>
        <draw:frame draw:style-name="gr12" draw:text-style-name="P10" draw:layer="layout" svg:width="24.4cm" svg:height="0.962cm" svg:x="-5cm" svg:y="16.2cm">
          <draw:text-box>
            <text:p/>
          </draw:text-box>
        </draw:frame>
        <presentation:notes draw:style-name="dp2">
          <draw:page-thumbnail draw:style-name="gr13"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14" draw:text-style-name="P12" xml:id="id12" draw:id="id12" draw:layer="layout" svg:width="4.526cm" svg:height="2.591cm" svg:x="3.579cm" svg:y="0.797cm">
          <text:p text:style-name="P1"><text:span text:style-name="T10">Collect Sensor</text:span></text:p>
          <text:p text:style-name="P1"><text:span text:style-name="T10">in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xml:id="id7" draw:id="id7" draw:layer="layout" svg:width="6.3cm" svg:height="1.545cm" svg:x="3.5cm" svg:y="4.259cm">
          <text:p text:style-name="P1"><text:span text:style-name="T11">Collect Joystick Forwards</text:span></text:p>
          <draw:enhanced-geometry svg:viewBox="0 0 21600 21600" draw:type="rectangle" draw:enhanced-path="M 0 0 L 21600 0 21600 21600 0 21600 0 0 Z N"/>
        </draw:custom-shape>
        <draw:custom-shape draw:style-name="gr15" draw:text-style-name="P13" xml:id="id8" draw:id="id8" draw:layer="layout" svg:width="6.3cm" svg:height="1.545cm" svg:x="3.5cm" svg:y="6.243cm">
          <text:p text:style-name="P1"><text:span text:style-name="T11">Collect Joystick Left</text:span></text:p>
          <draw:enhanced-geometry svg:viewBox="0 0 21600 21600" draw:type="rectangle" draw:enhanced-path="M 0 0 L 21600 0 21600 21600 0 21600 0 0 Z N"/>
        </draw:custom-shape>
        <draw:custom-shape draw:style-name="gr16" draw:text-style-name="P13" xml:id="id9" draw:id="id9" draw:layer="layout" svg:width="6.3cm" svg:height="1.546cm" svg:x="3.5cm" svg:y="8.227cm">
          <text:p text:style-name="P1"><text:span text:style-name="T11">Collect Sensor Angle</text:span></text:p>
          <draw:enhanced-geometry svg:viewBox="0 0 21600 21600" draw:type="rectangle" draw:enhanced-path="M 0 0 L 21600 0 21600 21600 0 21600 0 0 Z N"/>
        </draw:custom-shape>
        <draw:custom-shape draw:style-name="gr15" draw:text-style-name="P13" xml:id="id10" draw:id="id10" draw:layer="layout" svg:width="6.3cm" svg:height="1.545cm" svg:x="3.5cm" svg:y="10.212cm">
          <text:p text:style-name="P1"><text:span text:style-name="T11">Collect X Acceleration</text:span></text:p>
          <draw:enhanced-geometry svg:viewBox="0 0 21600 21600" draw:type="rectangle" draw:enhanced-path="M 0 0 L 21600 0 21600 21600 0 21600 0 0 Z N"/>
        </draw:custom-shape>
        <draw:custom-shape draw:style-name="gr17" draw:text-style-name="P14" xml:id="id11" draw:id="id11" draw:layer="layout" svg:width="3.225cm" svg:height="2.866cm" svg:x="3.579cm" svg:y="12.534cm">
          <text:p text:style-name="P1"><text:span text:style-name="T12">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5" draw:layer="layout" svg:x1="6.65cm" svg:y1="5.804cm" svg:x2="6.65cm" svg:y2="6.243cm" draw:start-shape="id7" draw:start-glue-point="2" draw:end-shape="id8" draw:end-glue-point="0" svg:d="M6650 5804v439" svg:viewBox="0 0 1 440">
          <text:p/>
        </draw:connector>
        <draw:connector draw:style-name="gr4" draw:text-style-name="P15" draw:layer="layout" svg:x1="6.65cm" svg:y1="7.788cm" svg:x2="6.65cm" svg:y2="8.227cm" draw:start-shape="id8" draw:start-glue-point="2" draw:end-shape="id9" draw:end-glue-point="0" svg:d="M6650 7788v439" svg:viewBox="0 0 1 440">
          <text:p/>
        </draw:connector>
        <draw:connector draw:style-name="gr4" draw:text-style-name="P15" draw:layer="layout" svg:x1="6.65cm" svg:y1="9.773cm" svg:x2="6.65cm" svg:y2="10.212cm" draw:start-shape="id9" draw:start-glue-point="2" draw:end-shape="id10" draw:end-glue-point="0" svg:d="M6650 9773v439" svg:viewBox="0 0 1 440">
          <text:p/>
        </draw:connector>
        <draw:connector draw:style-name="gr4" draw:text-style-name="P15" draw:layer="layout" svg:x1="6.65cm" svg:y1="11.757cm" svg:x2="5.192cm" svg:y2="12.534cm" draw:start-shape="id10" draw:start-glue-point="2" draw:end-shape="id11" draw:end-glue-point="4" svg:d="M6650 11757v388h-1458v389" svg:viewBox="0 0 1459 778">
          <text:p/>
        </draw:connector>
        <draw:frame draw:style-name="gr18" draw:text-style-name="P17" draw:layer="layout" svg:width="13.2cm" svg:height="7.916cm" svg:x="1.3cm" svg:y="17.294cm">
          <draw:text-box>
            <text:p><text:span text:style-name="T13">void </text:span><text:span text:style-name="T13">coll</text:span><text:span text:style-name="T13">ect</text:span><text:span text:style-name="T13">Sen</text:span><text:span text:style-name="T13">sorI</text:span><text:span text:style-name="T13">npu</text:span><text:span text:style-name="T13">t()</text:span></text:p>
            <text:p><text:span text:style-name="T13">{</text:span></text:p>
            <text:p><text:span text:style-name="T13"><text:tab/></text:span><text:span text:style-name="T13">/* </text:span><text:span text:style-name="T13">Stor</text:span><text:span text:style-name="T13">e </text:span><text:span text:style-name="T13">the </text:span><text:span text:style-name="T13">sen</text:span><text:span text:style-name="T13">sor </text:span><text:span text:style-name="T13">inp</text:span><text:span text:style-name="T13">ut in </text:span><text:span text:style-name="T13">a </text:span><text:span text:style-name="T13">glo</text:span><text:span text:style-name="T13">bal </text:span><text:span text:style-name="T13">stru</text:span><text:span text:style-name="T13">ct */</text:span></text:p>
            <text:p><text:span text:style-name="T13"/></text:p>
            <text:p><text:span text:style-name="T13"><text:tab/></text:span><text:span text:style-name="T13">joys</text:span><text:span text:style-name="T13">tick</text:span><text:span text:style-name="T13">For</text:span><text:span text:style-name="T13">war</text:span><text:span text:style-name="T13">ds = </text:span><text:span text:style-name="T13">ma</text:span><text:span text:style-name="T13">p(</text:span></text:p>
            <text:p><text:span text:style-name="T13"><text:tab/></text:span><text:span text:style-name="T13"><text:tab/></text:span><text:span text:style-name="T13">ana</text:span><text:span text:style-name="T13">log</text:span><text:span text:style-name="T13">Rea</text:span><text:span text:style-name="T13">d(J</text:span><text:span text:style-name="T13">OY</text:span><text:span text:style-name="T13">STI</text:span><text:span text:style-name="T13">CK</text:span><text:span text:style-name="T13">_F</text:span><text:span text:style-name="T13">OR</text:span><text:span text:style-name="T13">WA</text:span><text:span text:style-name="T13">RD</text:span><text:span text:style-name="T13">S_</text:span><text:span text:style-name="T13">PIN</text:span><text:span text:style-name="T13">),</text:span></text:p>
            <text:p><text:span text:style-name="T13"><text:tab/></text:span><text:span text:style-name="T13"><text:tab/></text:span><text:span text:style-name="T13">0, </text:span><text:span text:style-name="T13">255</text:span><text:span text:style-name="T13">, 0, </text:span><text:span text:style-name="T13">102</text:span><text:span text:style-name="T13">3</text:span></text:p>
            <text:p><text:span text:style-name="T13"><text:tab/></text:span><text:span text:style-name="T13">);</text:span></text:p>
            <text:p><text:span text:style-name="T7"/></text:p>
            <text:p text:style-name="P16"><text:span text:style-name="T13"><text:tab/></text:span><text:span text:style-name="T13">joys</text:span><text:span text:style-name="T13">tick</text:span><text:span text:style-name="T13">Left </text:span><text:span text:style-name="T13">= </text:span><text:span text:style-name="T13">ma</text:span><text:span text:style-name="T13">p(</text:span></text:p>
            <text:p text:style-name="P16"><text:span text:style-name="T13"><text:tab/></text:span><text:span text:style-name="T13"><text:tab/></text:span><text:span text:style-name="T13">ana</text:span><text:span text:style-name="T13">log</text:span><text:span text:style-name="T13">Rea</text:span><text:span text:style-name="T13">d(J</text:span><text:span text:style-name="T13">OY</text:span><text:span text:style-name="T13">STI</text:span><text:span text:style-name="T13">CK</text:span><text:span text:style-name="T13">_LE</text:span><text:span text:style-name="T13">FT_</text:span><text:span text:style-name="T13">PIN</text:span><text:span text:style-name="T13">),</text:span></text:p>
            <text:p text:style-name="P16"><text:span text:style-name="T13"><text:tab/></text:span><text:span text:style-name="T13"><text:tab/></text:span><text:span text:style-name="T13">0, </text:span><text:span text:style-name="T13">255</text:span><text:span text:style-name="T13">, 0, </text:span><text:span text:style-name="T13">102</text:span><text:span text:style-name="T13">3</text:span></text:p>
            <text:p><text:span text:style-name="T13"><text:tab/></text:span><text:span text:style-name="T13">);</text:span></text:p>
            <text:p><text:span text:style-name="T13"/></text:p>
            <text:p><text:span text:style-name="T13"><text:tab/></text:span><text:span text:style-name="T13">… </text:span><text:span text:style-name="T13"><text:line-break/></text:span><text:span text:style-name="T13">}</text:span></text:p>
          </draw:text-box>
        </draw:frame>
        <draw:frame draw:style-name="gr11" draw:text-style-name="P9" draw:layer="layout" svg:width="6.2cm" svg:height="0.962cm" svg:x="1.166cm" svg:y="16.366cm">
          <draw:text-box>
            <text:p><text:span text:style-name="T8">Sa</text:span><text:span text:style-name="T8">m</text:span><text:span text:style-name="T8">pl</text:span><text:span text:style-name="T8">e</text:span><text:span text:style-name="T9"> </text:span><text:span text:style-name="T9">C</text:span><text:span text:style-name="T9">od</text:span><text:span text:style-name="T9">e:</text:span></text:p>
          </draw:text-box>
        </draw:frame>
        <draw:connector draw:style-name="gr4" draw:text-style-name="P1" draw:layer="layout" svg:x1="5.842cm" svg:y1="3.388cm" svg:x2="6.65cm" svg:y2="4.259cm" draw:start-shape="id12" draw:start-glue-point="8" draw:end-shape="id7" draw:end-glue-point="0" svg:d="M5842 3388v435h808v436" svg:viewBox="0 0 809 872">
          <text:p/>
        </draw:connector>
        <presentation:notes draw:style-name="dp2">
          <draw:page-thumbnail draw:style-name="gr13"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19" draw:text-style-name="P12" xml:id="id13" draw:id="id13" draw:layer="layout" svg:width="3.6cm" svg:height="2.591cm" svg:x="2.6cm" svg:y="1.1cm">
          <text:p text:style-name="P1"><text:span text:style-name="T10">Calibrate</text:span></text:p>
          <text:p text:style-name="P1"><text:span text:style-name="T10">Stable</text:span></text:p>
          <text:p text:style-name="P1"><text:span text:style-name="T10">ang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xml:id="id14" draw:id="id14" draw:layer="layout" svg:width="4.063cm" svg:height="3.904cm" svg:x="4.9cm" svg:y="4.6cm">
          <text:p text:style-name="P1"><text:span text:style-name="T3">Close to target</text:span></text:p>
          <text:p text:style-name="P1"><text:span text:style-name="T3">Stable Angl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6" draw:layer="layout" svg:width="1.315cm" svg:height="0.95cm" svg:x="8.863cm" svg:y="5.95cm">
          <draw:text-box>
            <text:p><text:span text:style-name="T5">No</text:span></text:p>
          </draw:text-box>
        </draw:frame>
        <draw:frame draw:style-name="gr8" draw:text-style-name="P6" draw:layer="layout" svg:width="1.315cm" svg:height="0.776cm" svg:x="7.339cm" svg:y="8.224cm">
          <draw:text-box>
            <text:p><text:span text:style-name="T5">Yes</text:span></text:p>
          </draw:text-box>
        </draw:frame>
        <draw:custom-shape draw:style-name="gr21" draw:text-style-name="P18" xml:id="id15" draw:id="id15" draw:layer="layout" svg:width="3.225cm" svg:height="1.765cm" svg:x="10.879cm" svg:y="7.1cm">
          <text:p text:style-name="P1"><text:span text:style-name="T14">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4.4cm" svg:y1="3.691cm" svg:x2="6.932cm" svg:y2="4.6cm" draw:start-shape="id13" draw:start-glue-point="8" draw:end-shape="id14" draw:end-glue-point="4" svg:d="M4400 3691v455h2532v454" svg:viewBox="0 0 2533 910">
          <text:p/>
        </draw:connector>
        <draw:connector draw:style-name="gr4" draw:text-style-name="P1" draw:layer="layout" svg:x1="8.963cm" svg:y1="6.552cm" svg:x2="10.879cm" svg:y2="7.982cm" draw:start-shape="id14" draw:start-glue-point="7" draw:end-shape="id15" draw:end-glue-point="6" svg:d="M8963 6552h958v1430h958" svg:viewBox="0 0 1917 1431">
          <text:p/>
        </draw:connector>
        <draw:custom-shape draw:style-name="gr22" draw:text-style-name="P19" draw:layer="layout" svg:width="7.4cm" svg:height="3.2cm" svg:x="7.6cm" svg:y="1.1cm">
          <text:p text:style-name="P1"><text:span text:style-name="T15">Note: 1A</text:span></text:p>
          <draw:enhanced-geometry svg:viewBox="0 0 21600 21600" draw:text-areas="3000 3320 17110 17330" draw:type="cloud-callout" draw:modifiers="3659.82975273612 31769.07216494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4" xml:id="id17" draw:id="id17" draw:layer="layout" svg:width="4cm" svg:height="3.8cm" svg:x="7.6cm" svg:y="8.6cm">
          <text:p text:style-name="P1"><text:span text:style-name="T3">X Acceleration</text:span></text:p>
          <text:p text:style-name="P1"><text:span text:style-name="T3">Is Zero</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4" draw:text-style-name="P20" xml:id="id16" draw:id="id16" draw:layer="layout" svg:width="5.4cm" svg:height="1.6cm" svg:x="1.2cm" svg:y="9.7cm">
          <text:p text:style-name="P1"><text:span text:style-name="T16">Low Pass Filter</text:span></text:p>
          <text:p text:style-name="P1"><text:span text:style-name="T16">X Acceleration</text:span></text:p>
          <draw:enhanced-geometry svg:viewBox="0 0 21600 21600" draw:type="rectangle" draw:enhanced-path="M 0 0 L 21600 0 21600 21600 0 21600 0 0 Z N"/>
        </draw:custom-shape>
        <draw:connector draw:style-name="gr4" draw:text-style-name="P1" draw:layer="layout" svg:x1="6.932cm" svg:y1="8.504cm" svg:x2="3.9cm" svg:y2="9.7cm" draw:start-shape="id14" draw:start-glue-point="6" draw:end-shape="id16" draw:end-glue-point="0" svg:d="M6932 8504v599h-3032v597" svg:viewBox="0 0 3033 1197">
          <text:p/>
        </draw:connector>
        <draw:connector draw:style-name="gr4" draw:text-style-name="P1" draw:layer="layout" svg:x1="11.6cm" svg:y1="10.5cm" svg:x2="12.492cm" svg:y2="8.865cm" draw:start-shape="id17" draw:start-glue-point="7" draw:end-shape="id15" draw:end-glue-point="8" svg:d="M11600 10500h892v-1635" svg:viewBox="0 0 893 1636">
          <text:p/>
        </draw:connector>
        <draw:connector draw:style-name="gr4" draw:text-style-name="P1" draw:layer="layout" svg:x1="6.6cm" svg:y1="10.5cm" svg:x2="7.6cm" svg:y2="10.5cm" draw:start-shape="id16" draw:start-glue-point="1" draw:end-shape="id17" draw:end-glue-point="5" svg:d="M6600 10500h1000" svg:viewBox="0 0 1001 1">
          <text:p/>
        </draw:connector>
        <draw:frame draw:style-name="gr7" draw:text-style-name="P6" draw:layer="layout" svg:width="1.315cm" svg:height="0.95cm" svg:x="11.564cm" svg:y="10.65cm">
          <draw:text-box>
            <text:p><text:span text:style-name="T5">Yes</text:span></text:p>
          </draw:text-box>
        </draw:frame>
        <draw:frame draw:style-name="gr8" draw:text-style-name="P6" draw:layer="layout" svg:width="1.315cm" svg:height="0.776cm" svg:x="9.6cm" svg:y="12.6cm">
          <draw:text-box>
            <text:p><text:span text:style-name="T5">No</text:span></text:p>
          </draw:text-box>
        </draw:frame>
        <draw:custom-shape draw:style-name="gr25" draw:text-style-name="P20" xml:id="id18" draw:id="id18" draw:layer="layout" svg:width="8.4cm" svg:height="1.6cm" svg:x="0.5cm" svg:y="13.5cm">
          <text:p text:style-name="P1"><text:span text:style-name="T16">Add Modification to Stable Angle</text:span></text:p>
          <draw:enhanced-geometry svg:viewBox="0 0 21600 21600" draw:type="rectangle" draw:enhanced-path="M 0 0 L 21600 0 21600 21600 0 21600 0 0 Z N"/>
        </draw:custom-shape>
        <draw:connector draw:style-name="gr4" draw:text-style-name="P1" draw:layer="layout" svg:x1="8.9cm" svg:y1="14.3cm" svg:x2="9.6cm" svg:y2="12.4cm" draw:start-shape="id18" draw:start-glue-point="1" draw:end-shape="id17" draw:end-glue-point="6" svg:d="M8900 14300h700v-1900" svg:viewBox="0 0 701 1901">
          <text:p/>
        </draw:connector>
        <draw:frame draw:style-name="gr26" draw:text-style-name="P17" draw:layer="layout" svg:width="14.6cm" svg:height="5.465cm" svg:x="0.5cm" svg:y="17.594cm">
          <draw:text-box>
            <text:p><text:span text:style-name="T13">void </text:span><text:span text:style-name="T13">cali</text:span><text:span text:style-name="T13">brat</text:span><text:span text:style-name="T13">eSt</text:span><text:span text:style-name="T13">abl</text:span><text:span text:style-name="T13">eAn</text:span><text:span text:style-name="T13">gle(</text:span><text:span text:style-name="T13">)</text:span></text:p>
            <text:p><text:span text:style-name="T13">{</text:span></text:p>
            <text:p><text:span text:style-name="T13"><text:tab/></text:span><text:span text:style-name="T13">if( a</text:span><text:span text:style-name="T13">bs(s</text:span><text:span text:style-name="T13">ens</text:span><text:span text:style-name="T13">orA</text:span><text:span text:style-name="T13">ngl</text:span><text:span text:style-name="T13">e - </text:span><text:span text:style-name="T13">targ</text:span><text:span text:style-name="T13">etSt</text:span><text:span text:style-name="T13">abl</text:span><text:span text:style-name="T13">eAn</text:span><text:span text:style-name="T13">gle) </text:span><text:span text:style-name="T13">&lt; </text:span><text:span text:style-name="T17">som</text:span><text:span text:style-name="T17">ethi</text:span><text:span text:style-name="T17">ng</text:span><text:span text:style-name="T13">) </text:span><text:span text:style-name="T13">)</text:span></text:p>
            <text:p><text:span text:style-name="T13"><text:tab/></text:span><text:span text:style-name="T13">{</text:span></text:p>
            <text:p><text:span text:style-name="T13"><text:tab/></text:span><text:span text:style-name="T13"><text:tab/></text:span><text:span text:style-name="T13">if(X</text:span><text:span text:style-name="T13">Acc</text:span><text:span text:style-name="T13">eler</text:span><text:span text:style-name="T13">atio</text:span><text:span text:style-name="T13">n &gt; </text:span><text:span text:style-name="T17">som</text:span><text:span text:style-name="T17">ethi</text:span><text:span text:style-name="T17">ng</text:span><text:span text:style-name="T13">)</text:span></text:p>
            <text:p><text:span text:style-name="T13"><text:tab/></text:span><text:span text:style-name="T13"><text:tab/></text:span><text:span text:style-name="T13">{</text:span></text:p>
            <text:p><text:span text:style-name="T13"><text:tab/></text:span><text:span text:style-name="T13"><text:tab/></text:span><text:span text:style-name="T13"><text:tab/></text:span><text:span text:style-name="T13">cali</text:span><text:span text:style-name="T13">brat</text:span><text:span text:style-name="T13">edS</text:span><text:span text:style-name="T13">tabl</text:span><text:span text:style-name="T13">eAn</text:span><text:span text:style-name="T13">gle </text:span><text:span text:style-name="T13">+= </text:span><text:span text:style-name="T13">(XA</text:span><text:span text:style-name="T13">ccel</text:span><text:span text:style-name="T13">erat</text:span><text:span text:style-name="T13">ion </text:span><text:span text:style-name="T13">* </text:span><text:span text:style-name="T17">som</text:span><text:span text:style-name="T17">ethi</text:span><text:span text:style-name="T17">ng</text:span><text:span text:style-name="T13">);</text:span><text:span text:style-name="T13"><text:line-break/></text:span><text:span text:style-name="T13"><text:tab/></text:span><text:span text:style-name="T13"><text:tab/></text:span><text:span text:style-name="T13">}</text:span></text:p>
            <text:p><text:span text:style-name="T13"><text:tab/></text:span><text:span text:style-name="T13">}</text:span><text:span text:style-name="T13"><text:line-break/></text:span><text:span text:style-name="T13">}</text:span></text:p>
          </draw:text-box>
        </draw:frame>
        <draw:frame draw:style-name="gr11" draw:text-style-name="P9" draw:layer="layout" svg:width="6.2cm" svg:height="0.962cm" svg:x="0.466cm" svg:y="16.366cm">
          <draw:text-box>
            <text:p><text:span text:style-name="T8">Sa</text:span><text:span text:style-name="T8">m</text:span><text:span text:style-name="T8">pl</text:span><text:span text:style-name="T8">e</text:span><text:span text:style-name="T9"> </text:span><text:span text:style-name="T9">C</text:span><text:span text:style-name="T9">od</text:span><text:span text:style-name="T9">e:</text:span></text:p>
          </draw:text-box>
        </draw:frame>
        <draw:connector draw:style-name="gr4" draw:text-style-name="P1" draw:layer="layout" svg:x1="4.7cm" svg:y1="15.1cm" svg:x2="12.492cm" svg:y2="8.865cm" draw:start-shape="id18" draw:start-glue-point="2" draw:end-shape="id15" draw:end-glue-point="8" svg:d="M4700 15100v501h7792v-6736" svg:viewBox="0 0 7793 6737">
          <text:p/>
        </draw:connector>
        <draw:frame draw:style-name="gr11" draw:text-style-name="P9" draw:layer="layout" svg:width="6.2cm" svg:height="0.962cm" svg:x="0.966cm" svg:y="22.766cm">
          <draw:text-box>
            <text:p><text:span text:style-name="T9">N</text:span><text:span text:style-name="T9">ot</text:span><text:span text:style-name="T9">es</text:span><text:span text:style-name="T9">:</text:span></text:p>
          </draw:text-box>
        </draw:frame>
        <draw:frame draw:style-name="gr27" draw:text-style-name="P21" draw:layer="layout" svg:width="14cm" svg:height="2.455cm" svg:x="1.2cm" svg:y="24cm">
          <draw:text-box>
            <text:p><text:span text:style-name="T17">1A: </text:span><text:span text:style-name="T17">If </text:span><text:span text:style-name="T17">the </text:span><text:span text:style-name="T17">Seg</text:span><text:span text:style-name="T17">way </text:span><text:span text:style-name="T17">is </text:span><text:span text:style-name="T17">mov</text:span><text:span text:style-name="T17">ing </text:span><text:span text:style-name="T17">tow</text:span><text:span text:style-name="T17">ard</text:span><text:span text:style-name="T17">s a </text:span><text:span text:style-name="T17">new </text:span><text:span text:style-name="T17">targ</text:span><text:span text:style-name="T17">et </text:span><text:span text:style-name="T17">cent</text:span><text:span text:style-name="T17">er, </text:span><text:span text:style-name="T17">afte</text:span><text:span text:style-name="T17">r </text:span><text:span text:style-name="T17">the </text:span><text:span text:style-name="T17">targ</text:span><text:span text:style-name="T17">et </text:span><text:span text:style-name="T17">cent</text:span><text:span text:style-name="T17">er </text:span><text:span text:style-name="T17">has </text:span><text:span text:style-name="T17">bee</text:span><text:span text:style-name="T17">n </text:span><text:span text:style-name="T17">cha</text:span><text:span text:style-name="T17">nge</text:span><text:span text:style-name="T17">d </text:span><text:span text:style-name="T17">due </text:span><text:span text:style-name="T17">to </text:span><text:span text:style-name="T17">joys</text:span><text:span text:style-name="T17">tick </text:span><text:span text:style-name="T17">eve</text:span><text:span text:style-name="T17">nt, </text:span><text:span text:style-name="T17">we </text:span><text:span text:style-name="T17">can </text:span><text:span text:style-name="T17">not </text:span><text:span text:style-name="T17">use </text:span><text:span text:style-name="T17">this </text:span><text:span text:style-name="T17">to </text:span><text:span text:style-name="T17">cali</text:span><text:span text:style-name="T17">brat</text:span><text:span text:style-name="T17">e </text:span><text:span text:style-name="T17">the </text:span><text:span text:style-name="T17">targ</text:span><text:span text:style-name="T17">et </text:span><text:span text:style-name="T17">posi</text:span><text:span text:style-name="T17">tion.</text:span></text:p>
          </draw:text-box>
        </draw:frame>
        <presentation:notes draw:style-name="dp2">
          <draw:page-thumbnail draw:style-name="gr13" draw:layer="layout" svg:width="19.798cm" svg:height="11.136cm" svg:x="0.6cm" svg:y="2.257cm" draw:page-number="3" presentation:class="page"/>
          <draw:frame presentation:style-name="pr2"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19" draw:text-style-name="P12" xml:id="id19" draw:id="id19" draw:layer="layout" svg:width="3.6cm" svg:height="2.591cm" svg:x="6.075cm" svg:y="0.8cm">
          <text:p><text:span text:style-name="T7"><text:s text:c="4"/></text:span><text:span text:style-name="T7">Create</text:span></text:p>
          <text:p><text:span text:style-name="T7"><text:s/></text:span><text:span text:style-name="T7">Movement</text:span></text:p>
          <text:p><text:span text:style-name="T7">Patch Ang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3" xml:id="id21" draw:id="id21" draw:layer="layout" svg:width="8.2cm" svg:height="2.745cm" svg:x="3.6cm" svg:y="6.8cm">
          <text:p text:style-name="P1"><text:span text:style-name="T18">Set</text:span></text:p>
          <text:p text:style-name="P1"><text:span text:style-name="T18">Movement Angle Patch</text:span></text:p>
          <text:p text:style-name="P1"><text:span text:style-name="T18">To</text:span></text:p>
          <text:p text:style-name="P1"><text:span text:style-name="T18">Joystick Forwards</text:span></text:p>
          <draw:enhanced-geometry svg:viewBox="0 0 21600 21600" draw:type="rectangle" draw:enhanced-path="M 0 0 L 21600 0 21600 21600 0 21600 0 0 Z N"/>
        </draw:custom-shape>
        <draw:custom-shape draw:style-name="gr24" draw:text-style-name="P20" xml:id="id20" draw:id="id20" draw:layer="layout" svg:width="5.4cm" svg:height="1.6cm" svg:x="3.6cm" svg:y="4.2cm">
          <text:p text:style-name="P1"><text:span text:style-name="T16">Low Pass Filter</text:span></text:p>
          <text:p text:style-name="P1"><text:span text:style-name="T16">Joystick Forwards</text:span></text:p>
          <draw:enhanced-geometry svg:viewBox="0 0 21600 21600" draw:type="rectangle" draw:enhanced-path="M 0 0 L 21600 0 21600 21600 0 21600 0 0 Z N"/>
        </draw:custom-shape>
        <draw:connector draw:style-name="gr4" draw:text-style-name="P1" draw:layer="layout" svg:x1="7.875cm" svg:y1="3.391cm" svg:x2="6.3cm" svg:y2="4.2cm" draw:start-shape="id19" draw:start-glue-point="8" draw:end-shape="id20" draw:end-glue-point="0" svg:d="M7875 3391v405h-1575v404" svg:viewBox="0 0 1576 810">
          <text:p/>
        </draw:connector>
        <draw:connector draw:style-name="gr4" draw:text-style-name="P1" draw:layer="layout" svg:x1="6.3cm" svg:y1="5.8cm" svg:x2="7.7cm" svg:y2="6.8cm" draw:start-shape="id20" draw:start-glue-point="2" draw:end-shape="id21" draw:end-glue-point="0" svg:d="M6300 5800v500h1400v500" svg:viewBox="0 0 1401 1001">
          <text:p/>
        </draw:connector>
        <draw:frame draw:style-name="gr29" draw:text-style-name="P17" draw:layer="layout" svg:width="14cm" svg:height="5.939cm" svg:x="1cm" svg:y="18.295cm">
          <draw:text-box>
            <text:p><text:span text:style-name="T13">void </text:span><text:span text:style-name="T13">mov</text:span><text:span text:style-name="T13">eTa</text:span><text:span text:style-name="T13">rget</text:span><text:span text:style-name="T13">Ang</text:span><text:span text:style-name="T13">le()</text:span></text:p>
            <text:p><text:span text:style-name="T13">{</text:span></text:p>
            <text:p><text:span text:style-name="T13"><text:tab/></text:span><text:span text:style-name="T13">if( a</text:span><text:span text:style-name="T13">bs(j</text:span><text:span text:style-name="T13">oyst</text:span><text:span text:style-name="T13">ickF</text:span><text:span text:style-name="T13">orw</text:span><text:span text:style-name="T13">ard</text:span><text:span text:style-name="T13">s) &gt; </text:span><text:span text:style-name="T17">som</text:span><text:span text:style-name="T17">ethi</text:span><text:span text:style-name="T17">ng</text:span><text:span text:style-name="T13"> )</text:span></text:p>
            <text:p><text:span text:style-name="T13"><text:tab/></text:span><text:span text:style-name="T13">{</text:span></text:p>
            <text:p><text:span text:style-name="T13"><text:tab/></text:span><text:span text:style-name="T13"><text:tab/></text:span><text:span text:style-name="T13">mov</text:span><text:span text:style-name="T13">em</text:span><text:span text:style-name="T13">ent</text:span><text:span text:style-name="T13">Ang</text:span><text:span text:style-name="T13">leP</text:span><text:span text:style-name="T13">atch </text:span><text:span text:style-name="T13">= </text:span><text:span text:style-name="T13">(joy</text:span><text:span text:style-name="T13">stic</text:span><text:span text:style-name="T13">kFo</text:span><text:span text:style-name="T13">rwa</text:span><text:span text:style-name="T13">rds </text:span><text:span text:style-name="T13">* </text:span><text:span text:style-name="T17">som</text:span><text:span text:style-name="T17">ethi</text:span><text:span text:style-name="T17">ng)</text:span><text:span text:style-name="T13">;</text:span></text:p>
            <text:p><text:span text:style-name="T13"><text:tab/></text:span><text:span text:style-name="T13">}</text:span></text:p>
            <text:p><text:span text:style-name="T13"/></text:p>
            <text:p text:style-name="P16"><text:span text:style-name="T19"><text:tab/></text:span><text:span text:style-name="T13">if( a</text:span><text:span text:style-name="T13">bs(j</text:span><text:span text:style-name="T13">oyst</text:span><text:span text:style-name="T13">ickL</text:span><text:span text:style-name="T13">eft) </text:span><text:span text:style-name="T13">&gt; </text:span><text:span text:style-name="T17">som</text:span><text:span text:style-name="T17">ethi</text:span><text:span text:style-name="T17">ng</text:span><text:span text:style-name="T13">) </text:span><text:span text:style-name="T13">)</text:span></text:p>
            <text:p text:style-name="P16"><text:span text:style-name="T13"><text:tab/></text:span><text:span text:style-name="T13">{</text:span></text:p>
            <text:p text:style-name="P16"><text:span text:style-name="T13"><text:tab/></text:span><text:span text:style-name="T13"><text:tab/></text:span><text:span text:style-name="T13">turn</text:span><text:span text:style-name="T13">ing</text:span><text:span text:style-name="T13">Diff</text:span><text:span text:style-name="T13">ere</text:span><text:span text:style-name="T13">ncia</text:span><text:span text:style-name="T13">l = </text:span><text:span text:style-name="T13">(joy</text:span><text:span text:style-name="T13">stic</text:span><text:span text:style-name="T13">kLef</text:span><text:span text:style-name="T13">t * </text:span><text:span text:style-name="T17">som</text:span><text:span text:style-name="T17">ethi</text:span><text:span text:style-name="T17">ng)</text:span><text:span text:style-name="T13">;</text:span></text:p>
            <text:p><text:span text:style-name="T13"><text:tab/></text:span><text:span text:style-name="T13">}</text:span><text:span text:style-name="T13"><text:line-break/></text:span><text:span text:style-name="T13">}</text:span></text:p>
          </draw:text-box>
        </draw:frame>
        <draw:frame draw:style-name="gr11" draw:text-style-name="P9" draw:layer="layout" svg:width="6.2cm" svg:height="0.962cm" svg:x="0.966cm" svg:y="17.067cm">
          <draw:text-box>
            <text:p><text:span text:style-name="T8">Sa</text:span><text:span text:style-name="T8">m</text:span><text:span text:style-name="T8">pl</text:span><text:span text:style-name="T8">e</text:span><text:span text:style-name="T9"> </text:span><text:span text:style-name="T9">C</text:span><text:span text:style-name="T9">od</text:span><text:span text:style-name="T9">e:</text:span></text:p>
          </draw:text-box>
        </draw:frame>
        <draw:custom-shape draw:style-name="gr28" draw:text-style-name="P23" xml:id="id23" draw:id="id23" draw:layer="layout" svg:width="8.2cm" svg:height="2.745cm" svg:x="3.6cm" svg:y="13.3cm">
          <text:p text:style-name="P1"><text:span text:style-name="T18">Set</text:span></text:p>
          <text:p text:style-name="P1"><text:span text:style-name="T18">Turning differential</text:span></text:p>
          <text:p text:style-name="P1"><text:span text:style-name="T18">To</text:span></text:p>
          <text:p text:style-name="P1"><text:span text:style-name="T18">Joystick Left</text:span></text:p>
          <draw:enhanced-geometry svg:viewBox="0 0 21600 21600" draw:type="rectangle" draw:enhanced-path="M 0 0 L 21600 0 21600 21600 0 21600 0 0 Z N"/>
        </draw:custom-shape>
        <draw:custom-shape draw:style-name="gr24" draw:text-style-name="P20" xml:id="id22" draw:id="id22" draw:layer="layout" svg:width="5.4cm" svg:height="1.6cm" svg:x="3.6cm" svg:y="10.7cm">
          <text:p text:style-name="P1"><text:span text:style-name="T16">Low Pass Filter</text:span></text:p>
          <text:p text:style-name="P1"><text:span text:style-name="T16">Joystick Left</text:span></text:p>
          <draw:enhanced-geometry svg:viewBox="0 0 21600 21600" draw:type="rectangle" draw:enhanced-path="M 0 0 L 21600 0 21600 21600 0 21600 0 0 Z N"/>
        </draw:custom-shape>
        <draw:connector draw:style-name="gr4" draw:text-style-name="P1" draw:layer="layout" svg:x1="6.3cm" svg:y1="12.3cm" svg:x2="7.7cm" svg:y2="13.3cm" draw:start-shape="id22" draw:start-glue-point="2" draw:end-shape="id23" draw:end-glue-point="0" svg:d="M6300 12300v500h1400v500" svg:viewBox="0 0 1401 1001">
          <text:p/>
        </draw:connector>
        <draw:connector draw:style-name="gr4" draw:text-style-name="P1" draw:layer="layout" svg:x1="7.7cm" svg:y1="9.545cm" svg:x2="6.3cm" svg:y2="10.7cm" draw:start-shape="id21" draw:start-glue-point="2" draw:end-shape="id22" draw:end-glue-point="0" svg:d="M7700 9545v577h-1400v578" svg:viewBox="0 0 1401 1156">
          <text:p/>
        </draw:connector>
        <presentation:notes draw:style-name="dp2">
          <draw:page-thumbnail draw:style-name="gr13"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19" draw:text-style-name="P12" xml:id="id31" draw:id="id31" draw:layer="layout" svg:width="3.6cm" svg:height="2.591cm" svg:x="5.7cm" svg:y="0.609cm">
          <text:p text:style-name="P1"><text:span text:style-name="T10">Correct</text:span></text:p>
          <text:p text:style-name="P1"><text:span text:style-name="T10">using</text:span></text:p>
          <text:p text:style-name="P1"><text:span text:style-name="T10">Whe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4" draw:layer="layout" svg:width="14.6cm" svg:height="7.913cm" svg:x="0.6cm" svg:y="19.795cm">
          <draw:text-box>
            <text:p><text:span text:style-name="T20">void </text:span><text:span text:style-name="T20">corr</text:span><text:span text:style-name="T20">ect</text:span><text:span text:style-name="T20">Usin</text:span><text:span text:style-name="T20">gWh</text:span><text:span text:style-name="T20">eels</text:span><text:span text:style-name="T20">()</text:span></text:p>
            <text:p><text:span text:style-name="T20">{</text:span></text:p>
            <text:p><text:span text:style-name="T20"><text:tab/></text:span><text:span text:style-name="T20">if( a</text:span><text:span text:style-name="T20">bs(s</text:span><text:span text:style-name="T20">ens</text:span><text:span text:style-name="T20">orA</text:span><text:span text:style-name="T20">ngle </text:span><text:span text:style-name="T20">- </text:span><text:span text:style-name="T20">targ</text:span><text:span text:style-name="T20">etAn</text:span><text:span text:style-name="T20">gle) </text:span><text:span text:style-name="T20">&lt; </text:span><text:span text:style-name="T21">som</text:span><text:span text:style-name="T21">ethi</text:span><text:span text:style-name="T21">ng)</text:span></text:p>
            <text:p><text:span text:style-name="T20"><text:tab/></text:span><text:span text:style-name="T20">{</text:span></text:p>
            <text:p><text:span text:style-name="T20"><text:tab/></text:span><text:span text:style-name="T20"><text:tab/></text:span><text:span text:style-name="T20">if(ab</text:span><text:span text:style-name="T20">s(se</text:span><text:span text:style-name="T20">nsor</text:span><text:span text:style-name="T20">Angl</text:span><text:span text:style-name="T20">e - </text:span><text:span text:style-name="T20">targ</text:span><text:span text:style-name="T20">etAn</text:span><text:span text:style-name="T20">gle) </text:span><text:span text:style-name="T20">&gt; </text:span><text:span text:style-name="T21">som</text:span><text:span text:style-name="T21">ethi</text:span><text:span text:style-name="T21">ng</text:span><text:span text:style-name="T20">)</text:span></text:p>
            <text:p><text:span text:style-name="T20"><text:tab/></text:span><text:span text:style-name="T20"><text:tab/></text:span><text:span text:style-name="T20">{</text:span></text:p>
            <text:p><text:span text:style-name="T20"><text:tab/></text:span><text:span text:style-name="T20"><text:tab/></text:span><text:span text:style-name="T20"><text:tab/></text:span><text:span text:style-name="T20">/* </text:span><text:span text:style-name="T20">Not</text:span><text:span text:style-name="T20">e </text:span><text:span text:style-name="T20">the </text:span><text:span text:style-name="T20">sign </text:span><text:span text:style-name="T20">of </text:span><text:span text:style-name="T20">the </text:span><text:span text:style-name="T20">turni</text:span><text:span text:style-name="T20">ng </text:span><text:span text:style-name="T20">diffe</text:span><text:span text:style-name="T20">renc</text:span><text:span text:style-name="T20">ial */</text:span></text:p>
            <text:p><text:span text:style-name="T20"><text:tab/></text:span><text:span text:style-name="T20"><text:tab/></text:span><text:span text:style-name="T20"><text:tab/></text:span><text:span text:style-name="T20">appl</text:span><text:span text:style-name="T20">yTo</text:span><text:span text:style-name="T20">Righ</text:span><text:span text:style-name="T20">tWh</text:span><text:span text:style-name="T20">eel(</text:span><text:span text:style-name="T20">whe</text:span><text:span text:style-name="T20">elSp</text:span><text:span text:style-name="T20">eed(</text:span><text:span text:style-name="T20">) + </text:span><text:span text:style-name="T22">turni</text:span><text:span text:style-name="T22">ngDi</text:span><text:span text:style-name="T22">ffere</text:span><text:span text:style-name="T22">ncial</text:span><text:span text:style-name="T22">);</text:span></text:p>
            <text:p><text:span text:style-name="T22"><text:tab/></text:span><text:span text:style-name="T22"><text:tab/></text:span><text:span text:style-name="T22"><text:tab/></text:span><text:span text:style-name="T22">appl</text:span><text:span text:style-name="T22">yTo</text:span><text:span text:style-name="T22">Left</text:span><text:span text:style-name="T22">Whe</text:span><text:span text:style-name="T22">el(w</text:span><text:span text:style-name="T22">heel</text:span><text:span text:style-name="T22">Spe</text:span><text:span text:style-name="T22">ed() </text:span><text:span text:style-name="T22">- </text:span><text:span text:style-name="T22">turni</text:span><text:span text:style-name="T22">ngDi</text:span><text:span text:style-name="T22">ffere</text:span><text:span text:style-name="T22">ncial</text:span><text:span text:style-name="T22">);</text:span></text:p>
            <text:p><text:span text:style-name="T3"><text:tab/></text:span><text:span text:style-name="T3"><text:tab/></text:span><text:span text:style-name="T3">}</text:span></text:p>
            <text:p text:style-name="P16"><text:span text:style-name="T20"><text:tab/></text:span><text:span text:style-name="T20">}</text:span><text:span text:style-name="T20"><text:line-break/></text:span><text:span text:style-name="T20">}</text:span></text:p>
            <text:p text:style-name="P16"><text:span text:style-name="T23"/></text:p>
            <text:p text:style-name="P16"><text:span text:style-name="T20">float </text:span><text:span text:style-name="T20">whe</text:span><text:span text:style-name="T20">elSp</text:span><text:span text:style-name="T20">eed(</text:span><text:span text:style-name="T20">)</text:span></text:p>
            <text:p text:style-name="P16"><text:span text:style-name="T20">{</text:span></text:p>
            <text:p text:style-name="P16"><text:span text:style-name="T20"><text:tab/></text:span><text:span text:style-name="T20">float </text:span><text:span text:style-name="T20">targ</text:span><text:span text:style-name="T20">etAn</text:span><text:span text:style-name="T20">gle </text:span><text:span text:style-name="T20">= </text:span><text:span text:style-name="T20">calib</text:span><text:span text:style-name="T20">rate</text:span><text:span text:style-name="T20">dSta</text:span><text:span text:style-name="T20">bleA</text:span><text:span text:style-name="T20">ngle </text:span><text:span text:style-name="T20">+ </text:span><text:span text:style-name="T20">mov</text:span><text:span text:style-name="T20">eme</text:span><text:span text:style-name="T20">ntAn</text:span><text:span text:style-name="T20">gleP</text:span><text:span text:style-name="T20">atch</text:span><text:span text:style-name="T20">;</text:span></text:p>
            <text:p text:style-name="P16"><text:span text:style-name="T20"><text:tab/></text:span><text:span text:style-name="T20">Ret</text:span><text:span text:style-name="T20">urn </text:span><text:span text:style-name="T20">(sen</text:span><text:span text:style-name="T20">sor</text:span><text:span text:style-name="T20">Angl</text:span><text:span text:style-name="T20">e – </text:span><text:span text:style-name="T20">targ</text:span><text:span text:style-name="T20">etAn</text:span><text:span text:style-name="T20">gle) </text:span><text:span text:style-name="T20">* </text:span><text:span text:style-name="T21">som</text:span><text:span text:style-name="T21">ethi</text:span><text:span text:style-name="T21">ng</text:span><text:span text:style-name="T20"><text:line-break/></text:span><text:span text:style-name="T20">}</text:span></text:p>
          </draw:text-box>
        </draw:frame>
        <draw:frame draw:style-name="gr11" draw:text-style-name="P9" draw:layer="layout" svg:width="6.2cm" svg:height="0.962cm" svg:x="0.566cm" svg:y="18.467cm">
          <draw:text-box>
            <text:p><text:span text:style-name="T8">Sa</text:span><text:span text:style-name="T8">m</text:span><text:span text:style-name="T8">pl</text:span><text:span text:style-name="T8">e</text:span><text:span text:style-name="T9"> </text:span><text:span text:style-name="T9">C</text:span><text:span text:style-name="T9">od</text:span><text:span text:style-name="T9">e:</text:span></text:p>
          </draw:text-box>
        </draw:frame>
        <draw:custom-shape draw:style-name="gr20" draw:text-style-name="P4" xml:id="id24" draw:id="id24" draw:layer="layout" svg:width="4.063cm" svg:height="3.904cm" svg:x="3cm" svg:y="7.4cm">
          <text:p text:style-name="P1"><text:span text:style-name="T3">Close to target</text:span></text:p>
          <text:p text:style-name="P1"><text:span text:style-name="T3">Stable Angl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6" draw:layer="layout" svg:width="1.315cm" svg:height="0.95cm" svg:x="4.985cm" svg:y="11.45cm">
          <draw:text-box>
            <text:p><text:span text:style-name="T5">No</text:span></text:p>
          </draw:text-box>
        </draw:frame>
        <draw:frame draw:style-name="gr8" draw:text-style-name="P6" draw:layer="layout" svg:width="1.315cm" svg:height="0.776cm" svg:x="7.363cm" svg:y="8.776cm">
          <draw:text-box>
            <text:p><text:span text:style-name="T5">Yes</text:span></text:p>
          </draw:text-box>
        </draw:frame>
        <draw:custom-shape draw:style-name="gr21" draw:text-style-name="P18" xml:id="id25" draw:id="id25" draw:layer="layout" svg:width="3.225cm" svg:height="1.765cm" svg:x="11.8cm" svg:y="7.735cm">
          <text:p text:style-name="P1"><text:span text:style-name="T14">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7.063cm" svg:y1="9.352cm" svg:x2="11.8cm" svg:y2="8.617cm" draw:start-shape="id24" draw:start-glue-point="7" draw:end-shape="id25" draw:end-glue-point="6" svg:d="M7063 9352h2368v-735h2369" svg:viewBox="0 0 4738 736">
          <text:p/>
        </draw:connector>
        <draw:custom-shape draw:style-name="gr20" draw:text-style-name="P4" xml:id="id26" draw:id="id26" draw:layer="layout" svg:width="4.063cm" svg:height="3.904cm" svg:x="3cm" svg:y="12.2cm">
          <text:p text:style-name="P1"><text:span text:style-name="T3">Angle is too</text:span></text:p>
          <text:p text:style-name="P1"><text:span text:style-name="T3">Big to correc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5.032cm" svg:y1="11.304cm" svg:x2="5.032cm" svg:y2="12.2cm" draw:start-shape="id24" draw:start-glue-point="6" draw:end-shape="id26" draw:end-glue-point="4" svg:d="M5032 11304v896" svg:viewBox="0 0 1 897">
          <text:p/>
        </draw:connector>
        <draw:frame draw:style-name="gr7" draw:text-style-name="P6" draw:layer="layout" svg:width="1.315cm" svg:height="0.95cm" svg:x="5.385cm" svg:y="15.9cm">
          <draw:text-box>
            <text:p><text:span text:style-name="T5">No</text:span></text:p>
          </draw:text-box>
        </draw:frame>
        <draw:frame draw:style-name="gr7" draw:text-style-name="P6" draw:layer="layout" svg:width="1.315cm" svg:height="0.95cm" svg:x="7.3cm" svg:y="13.5cm">
          <draw:text-box>
            <text:p><text:span text:style-name="T5">Yes</text:span></text:p>
          </draw:text-box>
        </draw:frame>
        <draw:connector draw:style-name="gr4" draw:text-style-name="P1" draw:layer="layout" svg:x1="7.063cm" svg:y1="14.152cm" svg:x2="11.8cm" svg:y2="8.617cm" draw:start-shape="id26" draw:start-glue-point="7" draw:end-shape="id25" draw:end-glue-point="6" svg:d="M7063 14152h2368v-5535h2369" svg:viewBox="0 0 4738 5536">
          <text:p/>
        </draw:connector>
        <draw:custom-shape draw:style-name="gr31" draw:text-style-name="P23" xml:id="id27" draw:id="id27" draw:layer="layout" svg:width="5.8cm" svg:height="1.6cm" svg:x="6.7cm" svg:y="15.7cm">
          <text:p text:style-name="P1"><text:span text:style-name="T18">Add turning differencial</text:span></text:p>
          <draw:enhanced-geometry svg:viewBox="0 0 21600 21600" draw:type="rectangle" draw:enhanced-path="M 0 0 L 21600 0 21600 21600 0 21600 0 0 Z N"/>
        </draw:custom-shape>
        <draw:connector draw:style-name="gr4" draw:text-style-name="P1" draw:layer="layout" svg:x1="5.032cm" svg:y1="16.104cm" svg:x2="6.7cm" svg:y2="16.5cm" draw:start-shape="id26" draw:start-glue-point="6" draw:end-shape="id27" draw:end-glue-point="3" svg:d="M5032 16104v396h1668" svg:viewBox="0 0 1669 397">
          <text:p/>
        </draw:connector>
        <draw:custom-shape draw:style-name="gr32" draw:text-style-name="P23" xml:id="id30" draw:id="id30" draw:layer="layout" svg:width="6.2cm" svg:height="2.2cm" svg:x="0.8cm" svg:y="4.2cm">
          <text:p text:style-name="P1"><text:span text:style-name="T18">Add calibration angle and</text:span></text:p>
          <text:p text:style-name="P1"><text:span text:style-name="T18">Movement patch Angle </text:span></text:p>
          <draw:enhanced-geometry svg:viewBox="0 0 21600 21600" draw:type="rectangle" draw:enhanced-path="M 0 0 L 21600 0 21600 21600 0 21600 0 0 Z N"/>
        </draw:custom-shape>
        <draw:custom-shape draw:style-name="gr31" draw:text-style-name="P23" xml:id="id28" draw:id="id28" draw:layer="layout" svg:width="5.8cm" svg:height="1.6cm" svg:x="6.7cm" svg:y="17.6cm">
          <text:p text:style-name="P1"><text:span text:style-name="T18">Apply to wheels</text:span></text:p>
          <draw:enhanced-geometry svg:viewBox="0 0 21600 21600" draw:type="rectangle" draw:enhanced-path="M 0 0 L 21600 0 21600 21600 0 21600 0 0 Z N"/>
        </draw:custom-shape>
        <draw:connector draw:style-name="gr4" draw:text-style-name="P1" draw:layer="layout" svg:x1="9.6cm" svg:y1="17.3cm" svg:x2="9.6cm" svg:y2="17.6cm" draw:start-shape="id27" draw:start-glue-point="2" draw:end-shape="id28" draw:end-glue-point="0" svg:d="M9600 17300v300" svg:viewBox="0 0 1 301">
          <text:p/>
        </draw:connector>
        <draw:custom-shape draw:style-name="gr32" draw:text-style-name="P23" xml:id="id29" draw:id="id29" draw:layer="layout" svg:width="6.2cm" svg:height="2.2cm" svg:x="8.5cm" svg:y="4.199cm">
          <text:p text:style-name="P1"><text:span text:style-name="T18">Calculate Wheel Speed</text:span></text:p>
          <text:p text:style-name="P1"><text:span text:style-name="T18">From difference between</text:span></text:p>
          <text:p text:style-name="P1"><text:span text:style-name="T18">Sensor angle and target </text:span></text:p>
          <draw:enhanced-geometry svg:viewBox="0 0 21600 21600" draw:type="rectangle" draw:enhanced-path="M 0 0 L 21600 0 21600 21600 0 21600 0 0 Z N"/>
        </draw:custom-shape>
        <draw:connector draw:style-name="gr4" draw:text-style-name="P1" draw:layer="layout" svg:x1="11.6cm" svg:y1="6.399cm" svg:x2="5.032cm" svg:y2="7.4cm" draw:start-shape="id29" draw:start-glue-point="2" draw:end-shape="id24" draw:end-glue-point="4" svg:d="M11600 6399v501h-3818v-1h-2750v501" svg:viewBox="0 0 6569 1002">
          <text:p/>
        </draw:connector>
        <draw:connector draw:style-name="gr4" draw:text-style-name="P1" draw:layer="layout" svg:x1="7cm" svg:y1="5.3cm" svg:x2="8.5cm" svg:y2="5.299cm" draw:start-shape="id30" draw:start-glue-point="1" draw:end-shape="id29" draw:end-glue-point="3" svg:d="M7000 5300h750v-1h750" svg:viewBox="0 0 1501 2">
          <text:p/>
        </draw:connector>
        <draw:connector draw:style-name="gr4" draw:text-style-name="P1" draw:layer="layout" svg:x1="3.9cm" svg:y1="4.2cm" svg:x2="7.5cm" svg:y2="3.2cm" draw:start-shape="id30" draw:start-glue-point="0" draw:end-shape="id31" draw:end-glue-point="8" svg:d="M3900 4200v-500h3600v-500" svg:viewBox="0 0 3601 1001">
          <text:p/>
        </draw:connector>
        <presentation:notes draw:style-name="dp2">
          <draw:page-thumbnail draw:style-name="gr1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5" draw:layer="layout" svg:width="14.174cm" svg:height="4.674cm" svg:x="0.787cm" svg:y="1.113cm" presentation:class="title" presentation:user-transformed="true">
          <draw:text-box>
            <text:p><text:span text:style-name="T24">G</text:span><text:span text:style-name="T24">l</text:span><text:span text:style-name="T24">o</text:span><text:span text:style-name="T24">b</text:span><text:span text:style-name="T24">a</text:span><text:span text:style-name="T24">l</text:span><text:span text:style-name="T24"><text:line-break/></text:span><text:span text:style-name="T24">S</text:span><text:span text:style-name="T24">e</text:span><text:span text:style-name="T24">m</text:span><text:span text:style-name="T24">a</text:span><text:span text:style-name="T24">p</text:span><text:span text:style-name="T24">h</text:span><text:span text:style-name="T24">o</text:span><text:span text:style-name="T24">r</text:span><text:span text:style-name="T24">e</text:span><text:span text:style-name="T24">s</text:span></text:p>
          </draw:text-box>
        </draw:frame>
        <draw:custom-shape draw:style-name="gr33" draw:text-style-name="P26" draw:layer="layout" svg:width="14cm" svg:height="5.2cm" svg:x="0.4cm" svg:y="5.2cm">
          <text:p/>
          <draw:enhanced-geometry svg:viewBox="0 0 21600 21600" draw:type="rectangle" draw:enhanced-path="M 0 0 L 21600 0 21600 21600 0 21600 0 0 Z N"/>
        </draw:custom-shape>
        <draw:custom-shape draw:style-name="gr15" draw:text-style-name="P13" draw:layer="layout" svg:width="6.3cm" svg:height="1.545cm" svg:x="0.7cm" svg:y="6.7cm">
          <text:p text:style-name="P1"><text:span text:style-name="T11">Joystick Forwards</text:span></text:p>
          <draw:enhanced-geometry svg:viewBox="0 0 21600 21600" draw:type="rectangle" draw:enhanced-path="M 0 0 L 21600 0 21600 21600 0 21600 0 0 Z N"/>
        </draw:custom-shape>
        <draw:frame draw:style-name="gr11" draw:text-style-name="P10" draw:layer="layout" svg:width="4.8cm" svg:height="0.962cm" svg:x="0.7cm" svg:y="5.487cm">
          <draw:text-box>
            <text:p>Sensor Inputs</text:p>
          </draw:text-box>
        </draw:frame>
        <draw:custom-shape draw:style-name="gr34" draw:text-style-name="P26" draw:layer="layout" svg:width="14cm" svg:height="5cm" svg:x="0.4cm" svg:y="10.6cm">
          <text:p/>
          <draw:enhanced-geometry svg:viewBox="0 0 21600 21600" draw:type="rectangle" draw:enhanced-path="M 0 0 L 21600 0 21600 21600 0 21600 0 0 Z N"/>
        </draw:custom-shape>
        <draw:custom-shape draw:style-name="gr15" draw:text-style-name="P13" draw:layer="layout" svg:width="6.3cm" svg:height="1.545cm" svg:x="0.7cm" svg:y="11.855cm">
          <text:p text:style-name="P1"><text:span text:style-name="T11">Calibrated Stable Angle</text:span></text:p>
          <draw:enhanced-geometry svg:viewBox="0 0 21600 21600" draw:type="rectangle" draw:enhanced-path="M 0 0 L 21600 0 21600 21600 0 21600 0 0 Z N"/>
        </draw:custom-shape>
        <draw:frame draw:style-name="gr35" draw:text-style-name="P10" draw:layer="layout" svg:width="11.1cm" svg:height="1.673cm" svg:x="0.7cm" svg:y="10.887cm">
          <draw:text-box>
            <text:p>Movement Angles and Adjustments</text:p>
          </draw:text-box>
        </draw:frame>
        <draw:custom-shape draw:style-name="gr15" draw:text-style-name="P13" draw:layer="layout" svg:width="6.3cm" svg:height="1.545cm" svg:x="0.7cm" svg:y="8.4cm">
          <text:p text:style-name="P1"><text:span text:style-name="T11">Joystick Left</text:span></text:p>
          <draw:enhanced-geometry svg:viewBox="0 0 21600 21600" draw:type="rectangle" draw:enhanced-path="M 0 0 L 21600 0 21600 21600 0 21600 0 0 Z N"/>
        </draw:custom-shape>
        <draw:custom-shape draw:style-name="gr15" draw:text-style-name="P13" draw:layer="layout" svg:width="6.3cm" svg:height="1.545cm" svg:x="7.2cm" svg:y="6.7cm">
          <text:p text:style-name="P1"><text:span text:style-name="T11">Sensor Angle</text:span></text:p>
          <draw:enhanced-geometry svg:viewBox="0 0 21600 21600" draw:type="rectangle" draw:enhanced-path="M 0 0 L 21600 0 21600 21600 0 21600 0 0 Z N"/>
        </draw:custom-shape>
        <draw:custom-shape draw:style-name="gr15" draw:text-style-name="P13" draw:layer="layout" svg:width="6.3cm" svg:height="1.545cm" svg:x="7.2cm" svg:y="8.4cm">
          <text:p text:style-name="P1"><text:span text:style-name="T11">XAcceleration</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draw:custom-shape draw:style-name="gr15" draw:text-style-name="P13" draw:layer="layout" svg:width="6.3cm" svg:height="1.545cm" svg:x="4cm" svg:y="13.655cm">
          <text:p text:style-name="P1"><text:span text:style-name="T11">Movement Angle Patch</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presentation:notes draw:style-name="dp2">
          <draw:page-thumbnail draw:style-name="gr1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efault" style:page-layout-name="PM1" draw:style-name="Mdp1">
      <draw:frame presentation:style-name="Default-title" draw:layer="backgroundobjects" svg:width="14.174cm" svg:height="4.674cm" svg:x="0.787cm" svg:y="1.116cm" presentation:class="title" presentation:placeholder="true">
        <draw:text-box/>
      </draw:frame>
      <draw:frame presentation:style-name="Default-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3T16:00:56.417205452</meta:creation-date>
    <dc:date>2020-02-13T23:49:41.500578212</dc:date>
    <meta:editing-duration>PT2H52M12S</meta:editing-duration>
    <meta:editing-cycles>65</meta:editing-cycles>
    <meta:generator>LibreOffice/5.1.6.2$Linux_X86_64 LibreOffice_project/10m0$Build-2</meta:generator>
    <meta:document-statistic meta:object-count="132"/>
  </office:meta>
</office:document-meta>
</file>